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df72" officeooo:paragraph-rsid="0003df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ctober 14, 2016</text:p>
      <text:p text:style-name="P1">Mechanical advantage</text:p>
      <text:p text:style-name="P1">used pulleys to create mechanical advantage. <text:s/>1X, 2X, 3X shown in video</text:p>
      <text:p text:style-name="P1">What was the ratio between the pulleys?</text:p>
      <text:p text:style-name="P1"/>
      <text:p text:style-name="P1">Force: <text:s/>measured in Newtons, not grams</text:p>
      <text:p text:style-name="P1">Force = mass * accele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0:55:37.908000000</meta:creation-date>
    <dc:date>2016-10-14T11:52:37.228000000</dc:date>
    <meta:editing-duration>PT34S</meta:editing-duration>
    <meta:editing-cycles>1</meta:editing-cycles>
    <meta:document-statistic meta:table-count="0" meta:image-count="0" meta:object-count="0" meta:page-count="1" meta:paragraph-count="6" meta:word-count="35" meta:character-count="211" meta:non-whitespace-character-count="180"/>
    <meta:generator>LibreOffice/5.2.0.4$Windows_x86 LibreOffice_project/066b007f5ebcc236395c7d282ba488bca6720265</meta:generator>
  </office:meta>
</office:document-meta>
</file>